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20%" draw:opacity="20%" draw:textarea-horizontal-align="justify" draw:textarea-vertical-align="top" draw:auto-grow-height="false" fo:min-height="6.068cm" fo:min-width="5.818cm" draw:shadow-opacity="20%"/>
    </style:style>
    <style:style style:name="gr2" style:family="graphic" style:parent-style-name="standard">
      <style:graphic-properties svg:stroke-color="#000000" svg:stroke-opacity="20%" draw:fill-color="#ffffff" draw:opacity="20%" draw:textarea-horizontal-align="justify" draw:textarea-vertical-align="middle" draw:auto-grow-height="false" fo:min-height="0.67cm" fo:min-width="0.42cm" draw:shadow-opacity="20%"/>
    </style:style>
    <style:style style:name="gr3" style:family="graphic" style:parent-style-name="standard">
      <style:graphic-properties svg:stroke-color="#000000" svg:stroke-opacity="20%" draw:fill-color="#b2b2b2" draw:opacity="20%" draw:textarea-horizontal-align="justify" draw:textarea-vertical-align="middle" draw:auto-grow-height="false" fo:min-height="0.67cm" fo:min-width="0.42cm" draw:shadow-opacity="20%"/>
    </style:style>
    <style:style style:name="gr4" style:family="graphic" style:parent-style-name="standard">
      <style:graphic-properties svg:stroke-color="#000000" svg:stroke-opacity="20%" draw:fill-color="#999999" draw:opacity="20%" draw:textarea-horizontal-align="justify" draw:textarea-vertical-align="middle" draw:auto-grow-height="false" fo:min-height="0.67cm" fo:min-width="0.42cm" draw:shadow-opacity="20%"/>
    </style:style>
    <style:style style:name="gr5" style:family="graphic" style:parent-style-name="standard">
      <style:graphic-properties svg:stroke-color="#000000" svg:stroke-opacity="20%" draw:fill-color="#333333" draw:opacity="20%" draw:textarea-horizontal-align="justify" draw:textarea-vertical-align="middle" draw:auto-grow-height="false" fo:min-height="0.67cm" fo:min-width="0.42cm" draw:shadow-opacity="20%"/>
    </style:style>
    <style:style style:name="gr6" style:family="graphic" style:parent-style-name="objectwithoutfill">
      <style:graphic-properties svg:stroke-opacity="20%" draw:fill="none" draw:opacity="20%" draw:textarea-vertical-align="middle" draw:shadow-opacity="20%"/>
    </style:style>
    <style:style style:name="gr7" style:family="graphic" style:parent-style-name="standard">
      <style:graphic-properties svg:stroke-opacity="50%" draw:opacity="50%" draw:textarea-horizontal-align="justify" draw:textarea-vertical-align="top" draw:auto-grow-height="false" fo:min-height="6.068cm" fo:min-width="5.818cm" draw:shadow-opacity="50%"/>
    </style:style>
    <style:style style:name="gr8" style:family="graphic" style:parent-style-name="standard">
      <style:graphic-properties svg:stroke-color="#000000" svg:stroke-opacity="50%" draw:fill-color="#ffffff" draw:opacity="50%" draw:textarea-horizontal-align="justify" draw:textarea-vertical-align="middle" draw:auto-grow-height="false" fo:min-height="0.67cm" fo:min-width="0.42cm" draw:shadow-opacity="50%"/>
    </style:style>
    <style:style style:name="gr9" style:family="graphic" style:parent-style-name="standard">
      <style:graphic-properties svg:stroke-color="#000000" svg:stroke-opacity="50%" draw:fill-color="#b2b2b2" draw:opacity="50%" draw:textarea-horizontal-align="justify" draw:textarea-vertical-align="middle" draw:auto-grow-height="false" fo:min-height="0.67cm" fo:min-width="0.42cm" draw:shadow-opacity="50%"/>
    </style:style>
    <style:style style:name="gr10" style:family="graphic" style:parent-style-name="standard">
      <style:graphic-properties svg:stroke-color="#000000" svg:stroke-opacity="50%" draw:fill-color="#999999" draw:opacity="50%" draw:textarea-horizontal-align="justify" draw:textarea-vertical-align="middle" draw:auto-grow-height="false" fo:min-height="0.67cm" fo:min-width="0.42cm" draw:shadow-opacity="50%"/>
    </style:style>
    <style:style style:name="gr11" style:family="graphic" style:parent-style-name="standard">
      <style:graphic-properties svg:stroke-color="#000000" svg:stroke-opacity="50%" draw:fill-color="#333333" draw:opacity="50%" draw:textarea-horizontal-align="justify" draw:textarea-vertical-align="middle" draw:auto-grow-height="false" fo:min-height="0.67cm" fo:min-width="0.42cm" draw:shadow-opacity="50%"/>
    </style:style>
    <style:style style:name="gr12" style:family="graphic" style:parent-style-name="objectwithoutfill">
      <style:graphic-properties svg:stroke-opacity="50%" draw:fill="none" draw:opacity="50%" draw:textarea-vertical-align="middle" draw:shadow-opacity="50%"/>
    </style:style>
    <style:style style:name="gr13" style:family="graphic" style:parent-style-name="standard">
      <style:graphic-properties draw:opacity="100%" draw:textarea-horizontal-align="justify" draw:textarea-vertical-align="top" draw:auto-grow-height="false" fo:min-height="6.068cm" fo:min-width="5.818cm" draw:shadow-opacity="100%"/>
    </style:style>
    <style:style style:name="gr14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67cm" fo:min-width="0.42cm" draw:shadow-opacity="100%"/>
    </style:style>
    <style:style style:name="gr15" style:family="graphic" style:parent-style-name="standard">
      <style:graphic-properties svg:stroke-color="#000000" draw:fill-color="#b2b2b2" draw:opacity="100%" draw:textarea-horizontal-align="justify" draw:textarea-vertical-align="middle" draw:auto-grow-height="false" fo:min-height="0.67cm" fo:min-width="0.42cm" draw:shadow-opacity="100%"/>
    </style:style>
    <style:style style:name="gr16" style:family="graphic" style:parent-style-name="standard">
      <style:graphic-properties svg:stroke-color="#000000" draw:fill-color="#999999" draw:opacity="100%" draw:textarea-horizontal-align="justify" draw:textarea-vertical-align="middle" draw:auto-grow-height="false" fo:min-height="0.67cm" fo:min-width="0.42cm" draw:shadow-opacity="100%"/>
    </style:style>
    <style:style style:name="gr17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67cm" fo:min-width="0.42cm" draw:shadow-opacity="100%"/>
    </style:style>
    <style:style style:name="gr18" style:family="graphic" style:parent-style-name="objectwithoutfill">
      <style:graphic-properties draw:fill="none" draw:opacity="100%" draw:textarea-vertical-align="middle" draw:shadow-opacity="100%"/>
    </style:style>
    <style:style style:name="gr19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67cm" fo:min-width="0.42cm" draw:shadow-opacity="100%"/>
    </style:style>
    <style:style style:name="gr20" style:family="graphic" style:parent-style-name="standard">
      <style:graphic-properties svg:stroke-color="#000000" draw:fill-color="#808080" draw:opacity="100%" draw:textarea-horizontal-align="justify" draw:textarea-vertical-align="middle" draw:auto-grow-height="false" fo:min-height="0.67cm" fo:min-width="0.42cm" draw:shadow-opacity="100%"/>
    </style:style>
    <style:style style:name="gr21" style:family="graphic" style:parent-style-name="standard">
      <style:graphic-properties svg:stroke-color="#000000" draw:fill-color="#111111" draw:opacity="100%" draw:textarea-horizontal-align="justify" draw:textarea-vertical-align="middle" draw:auto-grow-height="false" fo:min-height="0.67cm" fo:min-width="0.42cm" draw:shadow-opacity="100%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1.6cm" fo:min-width="2.9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cm" svg:height="7cm" svg:x="21.702cm" svg:y="5.002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1" draw:id="id1" draw:layer="layout" svg:width="1.3cm" svg:height="1.3cm" svg:x="23.302cm" svg:y="6.102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xml:id="id3" draw:id="id3" draw:layer="layout" svg:width="1.3cm" svg:height="1.3cm" svg:x="26.402cm" svg:y="7.902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2" draw:id="id2" draw:layer="layout" svg:width="1.3cm" svg:height="1.3cm" svg:x="24.702cm" svg:y="8.602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" draw:id="id4" draw:layer="layout" svg:width="1.3cm" svg:height="1.3cm" svg:x="26.102cm" svg:y="9.902cm">
            <text:p text:style-name="P1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1" draw:layer="layout" draw:type="line" svg:x1="23.952cm" svg:y1="7.402cm" svg:x2="24.892cm" svg:y2="8.792cm" draw:start-shape="id1" draw:start-glue-point="8" draw:end-shape="id2" draw:end-glue-point="5" svg:d="M23952 7402l940 1390" svg:viewBox="0 0 941 1391">
            <text:p/>
          </draw:connector>
          <draw:connector draw:style-name="gr6" draw:text-style-name="P1" draw:layer="layout" draw:type="line" svg:x1="24.602cm" svg:y1="6.752cm" svg:x2="26.592cm" svg:y2="8.092cm" draw:start-shape="id1" draw:start-glue-point="1" draw:end-shape="id3" draw:end-glue-point="5" svg:d="M24602 6752l1990 1340" svg:viewBox="0 0 1991 1341">
            <text:p/>
          </draw:connector>
          <draw:connector draw:style-name="gr6" draw:text-style-name="P1" draw:layer="layout" draw:type="line" svg:x1="25.812cm" svg:y1="9.712cm" svg:x2="26.292cm" svg:y2="10.092cm" draw:start-shape="id2" draw:start-glue-point="9" draw:end-shape="id4" draw:end-glue-point="5" svg:d="M25812 9712l480 380" svg:viewBox="0 0 481 381">
            <text:p/>
          </draw:connector>
          <draw:connector draw:style-name="gr6" draw:text-style-name="P1" draw:layer="layout" draw:type="line" svg:x1="26.752cm" svg:y1="9.902cm" svg:x2="27.052cm" svg:y2="9.202cm" draw:start-shape="id4" draw:start-glue-point="4" draw:end-shape="id3" draw:end-glue-point="8" svg:d="M26752 9902l300-700" svg:viewBox="0 0 301 701">
            <text:p/>
          </draw:connector>
          <draw:connector draw:style-name="gr6" draw:text-style-name="P1" draw:layer="layout" draw:type="line" svg:x1="25.812cm" svg:y1="8.792cm" svg:x2="26.402cm" svg:y2="8.552cm" draw:start-shape="id2" draw:start-glue-point="11" draw:end-shape="id3" draw:end-glue-point="6" svg:d="M25812 8792l590-240" svg:viewBox="0 0 591 241">
            <text:p/>
          </draw:connector>
        </draw:g>
        <draw:g>
          <draw:custom-shape draw:style-name="gr7" draw:text-style-name="P1" draw:layer="layout" svg:width="7cm" svg:height="7cm" svg:x="20.702cm" svg:y="6.002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xml:id="id5" draw:id="id5" draw:layer="layout" svg:width="1.3cm" svg:height="1.3cm" svg:x="22.302cm" svg:y="7.102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" draw:id="id7" draw:layer="layout" svg:width="1.3cm" svg:height="1.3cm" svg:x="25.402cm" svg:y="8.902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xml:id="id6" draw:id="id6" draw:layer="layout" svg:width="1.3cm" svg:height="1.3cm" svg:x="23.702cm" svg:y="9.602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xml:id="id8" draw:id="id8" draw:layer="layout" svg:width="1.3cm" svg:height="1.3cm" svg:x="25.102cm" svg:y="10.902cm">
            <text:p text:style-name="P1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22.952cm" svg:y1="8.402cm" svg:x2="23.892cm" svg:y2="9.792cm" draw:start-shape="id5" draw:start-glue-point="8" draw:end-shape="id6" draw:end-glue-point="5" svg:d="M22952 8402l940 1390" svg:viewBox="0 0 941 1391">
            <text:p/>
          </draw:connector>
          <draw:connector draw:style-name="gr12" draw:text-style-name="P1" draw:layer="layout" draw:type="line" svg:x1="23.602cm" svg:y1="7.752cm" svg:x2="25.592cm" svg:y2="9.092cm" draw:start-shape="id5" draw:start-glue-point="1" draw:end-shape="id7" draw:end-glue-point="5" svg:d="M23602 7752l1990 1340" svg:viewBox="0 0 1991 1341">
            <text:p/>
          </draw:connector>
          <draw:connector draw:style-name="gr12" draw:text-style-name="P1" draw:layer="layout" draw:type="line" svg:x1="24.812cm" svg:y1="10.712cm" svg:x2="25.292cm" svg:y2="11.092cm" draw:start-shape="id6" draw:start-glue-point="9" draw:end-shape="id8" draw:end-glue-point="5" svg:d="M24812 10712l480 380" svg:viewBox="0 0 481 381">
            <text:p/>
          </draw:connector>
          <draw:connector draw:style-name="gr12" draw:text-style-name="P1" draw:layer="layout" draw:type="line" svg:x1="25.752cm" svg:y1="10.902cm" svg:x2="26.052cm" svg:y2="10.202cm" draw:start-shape="id8" draw:start-glue-point="4" draw:end-shape="id7" draw:end-glue-point="8" svg:d="M25752 10902l300-700" svg:viewBox="0 0 301 701">
            <text:p/>
          </draw:connector>
          <draw:connector draw:style-name="gr12" draw:text-style-name="P1" draw:layer="layout" draw:type="line" svg:x1="24.812cm" svg:y1="9.792cm" svg:x2="25.402cm" svg:y2="9.552cm" draw:start-shape="id6" draw:start-glue-point="11" draw:end-shape="id7" draw:end-glue-point="6" svg:d="M24812 9792l590-240" svg:viewBox="0 0 591 241">
            <text:p/>
          </draw:connector>
        </draw:g>
        <draw:g xml:id="id19" draw:id="id19">
          <draw:custom-shape draw:style-name="gr13" draw:text-style-name="P1" draw:layer="layout" svg:width="7cm" svg:height="7cm" svg:x="19.701cm" svg:y="7.001cm">
            <text:p text:style-name="P1">Simul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xml:id="id9" draw:id="id9" draw:layer="layout" svg:width="1.3cm" svg:height="1.3cm" svg:x="21.301cm" svg:y="8.101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xml:id="id11" draw:id="id11" draw:layer="layout" svg:width="1.3cm" svg:height="1.3cm" svg:x="24.401cm" svg:y="9.901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xml:id="id10" draw:id="id10" draw:layer="layout" svg:width="1.3cm" svg:height="1.3cm" svg:x="22.701cm" svg:y="10.601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xml:id="id12" draw:id="id12" draw:layer="layout" svg:width="1.3cm" svg:height="1.3cm" svg:x="24.101cm" svg:y="11.901cm">
            <text:p text:style-name="P1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" draw:text-style-name="P1" draw:layer="layout" draw:type="line" svg:x1="21.951cm" svg:y1="9.401cm" svg:x2="22.891cm" svg:y2="10.791cm" draw:start-shape="id9" draw:start-glue-point="8" draw:end-shape="id10" draw:end-glue-point="5" svg:d="M21951 9401l940 1390" svg:viewBox="0 0 941 1391">
            <text:p/>
          </draw:connector>
          <draw:connector draw:style-name="gr18" draw:text-style-name="P1" draw:layer="layout" draw:type="line" svg:x1="22.601cm" svg:y1="8.751cm" svg:x2="24.591cm" svg:y2="10.091cm" draw:start-shape="id9" draw:start-glue-point="1" draw:end-shape="id11" draw:end-glue-point="5" svg:d="M22601 8751l1990 1340" svg:viewBox="0 0 1991 1341">
            <text:p/>
          </draw:connector>
          <draw:connector draw:style-name="gr18" draw:text-style-name="P1" draw:layer="layout" draw:type="line" svg:x1="23.811cm" svg:y1="11.711cm" svg:x2="24.291cm" svg:y2="12.091cm" draw:start-shape="id10" draw:start-glue-point="9" draw:end-shape="id12" draw:end-glue-point="5" svg:d="M23811 11711l480 380" svg:viewBox="0 0 481 381">
            <text:p/>
          </draw:connector>
          <draw:connector draw:style-name="gr18" draw:text-style-name="P1" draw:layer="layout" draw:type="line" svg:x1="24.751cm" svg:y1="11.901cm" svg:x2="25.051cm" svg:y2="11.201cm" draw:start-shape="id12" draw:start-glue-point="4" draw:end-shape="id11" draw:end-glue-point="8" svg:d="M24751 11901l300-700" svg:viewBox="0 0 301 701">
            <text:p/>
          </draw:connector>
          <draw:connector draw:style-name="gr18" draw:text-style-name="P1" draw:layer="layout" draw:type="line" svg:x1="23.811cm" svg:y1="10.791cm" svg:x2="24.401cm" svg:y2="10.551cm" draw:start-shape="id10" draw:start-glue-point="11" draw:end-shape="id11" draw:end-glue-point="6" svg:d="M23811 10791l590-240" svg:viewBox="0 0 591 241">
            <text:p/>
          </draw:connector>
        </draw:g>
        <draw:custom-shape draw:style-name="gr13" draw:text-style-name="P1" xml:id="id20" draw:id="id20" draw:layer="layout" svg:width="7cm" svg:height="7cm" svg:x="2.6cm" svg:y="7cm">
          <text:p text:style-name="P1">Refer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13" draw:id="id13" draw:layer="layout" svg:width="1.3cm" svg:height="1.3cm" svg:x="4.2cm" svg:y="8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5" draw:id="id15" draw:layer="layout" svg:width="1.3cm" svg:height="1.3cm" svg:x="7.3cm" svg:y="9.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4" draw:id="id14" draw:layer="layout" svg:width="1.3cm" svg:height="1.3cm" svg:x="5.6cm" svg:y="10.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16" draw:id="id16" draw:layer="layout" svg:width="1.3cm" svg:height="1.3cm" svg:x="7cm" svg:y="11.9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4.85cm" svg:y1="9.4cm" svg:x2="5.79cm" svg:y2="10.79cm" draw:start-shape="id13" draw:start-glue-point="8" draw:end-shape="id14" draw:end-glue-point="5" svg:d="M4850 9400l940 1390" svg:viewBox="0 0 941 1391">
          <text:p/>
        </draw:connector>
        <draw:connector draw:style-name="gr18" draw:text-style-name="P1" draw:layer="layout" draw:type="line" svg:x1="5.5cm" svg:y1="8.75cm" svg:x2="7.49cm" svg:y2="10.09cm" draw:start-shape="id13" draw:start-glue-point="1" draw:end-shape="id15" draw:end-glue-point="5" svg:d="M5500 8750l1990 1340" svg:viewBox="0 0 1991 1341">
          <text:p/>
        </draw:connector>
        <draw:connector draw:style-name="gr18" draw:text-style-name="P1" draw:layer="layout" draw:type="line" svg:x1="6.71cm" svg:y1="11.71cm" svg:x2="7.19cm" svg:y2="12.09cm" draw:start-shape="id14" draw:start-glue-point="9" draw:end-shape="id16" draw:end-glue-point="5" svg:d="M6710 11710l480 380" svg:viewBox="0 0 481 381">
          <text:p/>
        </draw:connector>
        <draw:connector draw:style-name="gr18" draw:text-style-name="P1" draw:layer="layout" draw:type="line" svg:x1="7.65cm" svg:y1="11.9cm" svg:x2="7.95cm" svg:y2="11.2cm" draw:start-shape="id16" draw:start-glue-point="4" draw:end-shape="id15" draw:end-glue-point="8" svg:d="M7650 11900l300-700" svg:viewBox="0 0 301 701">
          <text:p/>
        </draw:connector>
        <draw:connector draw:style-name="gr18" draw:text-style-name="P1" draw:layer="layout" draw:type="line" svg:x1="6.71cm" svg:y1="10.79cm" svg:x2="7.3cm" svg:y2="10.55cm" draw:start-shape="id14" draw:start-glue-point="11" draw:end-shape="id15" draw:end-glue-point="6" svg:d="M6710 10790l590-240" svg:viewBox="0 0 591 241">
          <text:p/>
        </draw:connector>
        <draw:custom-shape draw:style-name="gr22" draw:text-style-name="P1" xml:id="id17" draw:id="id17" draw:layer="layout" svg:width="6.2cm" svg:height="3.3cm" svg:x="11.5cm" svg:y="8.2cm">
          <text:p text:style-name="P1">Comparison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xml:id="id18" draw:id="id18" draw:layer="layout" svg:width="2.157cm" svg:height="0.962cm" svg:x="13.543cm" svg:y="14.038cm">
          <draw:text-box>
            <text:p>Score</text:p>
          </draw:text-box>
        </draw:frame>
        <draw:connector draw:style-name="gr24" draw:text-style-name="P1" draw:layer="layout" draw:type="line" svg:x1="14.6cm" svg:y1="11.5cm" svg:x2="14.621cm" svg:y2="14.038cm" draw:start-shape="id17" draw:start-glue-point="5" draw:end-shape="id18" draw:end-glue-point="0" svg:d="M14600 11500l21 2538" svg:viewBox="0 0 22 2539">
          <text:p/>
        </draw:connector>
        <draw:connector draw:style-name="gr24" draw:text-style-name="P1" draw:layer="layout" draw:type="line" svg:x1="19.701cm" svg:y1="10.501cm" svg:x2="16.925cm" svg:y2="9.85cm" draw:start-shape="id19" draw:start-glue-point="3" draw:end-shape="id17" draw:end-glue-point="4" svg:d="M19701 10501l-2776-651" svg:viewBox="0 0 2777 652">
          <text:p/>
        </draw:connector>
        <draw:connector draw:style-name="gr24" draw:text-style-name="P1" draw:layer="layout" draw:type="line" svg:x1="9.6cm" svg:y1="10.5cm" svg:x2="12.275cm" svg:y2="9.85cm" draw:start-shape="id20" draw:start-glue-point="1" draw:end-shape="id17" draw:end-glue-point="6" svg:d="M9600 10500l2675-650" svg:viewBox="0 0 2676 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relien Luciani</meta:initial-creator>
    <meta:creation-date>2015-08-27T08:34:08.331308262</meta:creation-date>
    <dc:date>2015-08-27T09:07:48.775871706</dc:date>
    <dc:creator>Aurelien Luciani</dc:creator>
    <meta:editing-duration>PT16M49S</meta:editing-duration>
    <meta:editing-cycles>4</meta:editing-cycles>
    <meta:generator>LibreOffice/4.3.7.2$Linux_X86_64 LibreOffice_project/430$Build-2</meta:generator>
    <meta:document-statistic meta:object-count="48"/>
  </office:meta>
</office:document-meta>
</file>